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8"/>objective_functions.add(</text:p>
      <text:p text:style-name="Standard"><text:s text:c="12"/>ObjectiveFcn.Lagrange.MINIMIZE_CONTROL, key="tau", phase=phase, weight=0.01, index=all_dof_except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CONTROL, key="tau", phase=phase, weight=100, index=dof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STATE, key="qdot", phase=phase, weight=0.0001, index=dof_wrist_finger #all_dof_except_wrist_finger</text:p>
      <text:p text:style-name="Standard"><text:s text:c="8"/>)</text:p>
      <text:p text:style-name="Standard"><text:s text:c="4"/>#</text:p>
      <text:p text:style-name="Standard"><text:s text:c="4"/>for phase in [0, 1]:</text:p>
      <text:p text:style-name="Standard"><text:s text:c="8"/>objective_functions.add(</text:p>
      <text:p text:style-name="Standard"><text:s text:c="16"/>ObjectiveFcn.Lagrange.MINIMIZE_STATE, key="qdot", phase=phase, weight=0.2, index=wrist</text:p>
      <text:p text:style-name="Standard"><text:s text:c="8"/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6T12:38:21.000539663</meta:creation-date>
    <dc:date>2024-03-26T17:29:18.736186588</dc:date>
    <meta:editing-duration>PT4M2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5" meta:character-count="668" meta:non-whitespace-character-count="523"/>
  </office:meta>
</office:document-meta>
</file>